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T2" style:family="text">
      <style:text-properties fo:font-weight="bold" style:text-underline-type="single" style:text-underline-style="solid"/>
    </style:style>
    <style:style style:name="T3" style:family="text">
      <style:text-properties fo:font-style="italic" style:text-underline-type="single" style:text-underline-style="solid"/>
    </style:style>
    <style:style style:name="P1" style:family="paragraph" style:parent-style-name="Normal">
      <style:paragraph-properties fo:text-align="center"/>
    </style:style>
  </office:automatic-styles>
  <office:body>
    <office:text>
      <text:p text:style-name="P1"><text:span text:style-name="T1">光年之外</text:span></text:p>
      <text:p text:style-name="P1"/>
      <text:p text:style-name="P1"><text:span text:style-name="T2">糾纏的絨線</text:span></text:p>
      <text:p text:style-name="P1"><text:span text:style-name="T3">1-後來的我們</text:span></text:p>
      <text:p text:style-name="P1"/>
      <text:p text:style-name="Normal"/>
      <text:p text:style-name="Normal"><text:tab/>感受停在她髮端的指尖</text:p>
      <text:p text:style-name="Normal"><text:tab/>如何瞬間 凍結時間</text:p>
      <text:p text:style-name="Normal"><text:tab/>記著望著她堅定的雙眼</text:p>
      <text:p text:style-name="Normal"><text:tab/>也許已經 沒有明天</text:p>
      <text:p text:style-name="Normal"/>
      <text:p text:style-name="Normal"><text:tab/>......</text:p>
      <text:p text:style-name="Normal"/>
      <text:p text:style-name="Normal"><text:tab/>『面對浩瀚的星海，我們微小得像塵埃，漂浮在一片無奈。』 他說。</text:p>
      <text:p text:style-name="Normal"><text:tab/>『緣分讓我們相遇，那不是意外。』 她說。</text:p>
      <text:p text:style-name="Normal"/>
      <text:p text:style-name="Normal"><text:tab/>**********</text:p>
      <text:p text:style-name="Normal"><text:tab/></text:p>
      <text:p text:style-name="Normal"><text:tab/>2028年2月24日。</text:p>
      <text:p text:style-name="Normal"><text:tab/>自我踏進車廂起，那雙眼睛就從未離開過我身上。</text:p>
      <text:p text:style-name="Normal"><text:tab/>倚靠在玻璃面上的我，原本在低頭閱讀歐美小说 《Ordinary Dogs》 ，倏然察觉右斜方的目光，便抬头望去，對上玻璃後方它炯炯的棕褐色眼珠，使我聯想到 Kit Kat 巧克力。我綻開笑臉，擡起右手朝它揮一揮：『哈囉～』</text:p>
      <text:p text:style-name="Normal"><text:tab/>那隻雪納瑞犬的白絨絨身軀在女主人手臂內扭動，它前肢搭在玻璃門上，向前抓了抓，似在回應我的招呼，繼續以探究的目光注視我。</text:p>
      <text:p text:style-name="Normal"><text:tab/>我朝它吐舌頭，再瞥幾眼它的主人：一頭飄逸長髮、鵝蛋臉型、小巧五官，搭配拿鐵色襯衫和可可色格子中長裙，斯文乖巧模樣。她嘴巴張合，正跟對面的人談話，從我這角度看去剛好被玻璃框遮住視線。總之，我好想撫摸小不點柔軟的毛髮......</text:p>
      <text:p text:style-name="Normal"><text:tab/>就在此時，那位站在框後的高大身影朝女主人趨前一步，伸手撫摸小不點。我來不及細看，他就轉過頭，幽黑的眼珠闖入我視線，我瞳孔驟然放大——</text:p>
      <text:p text:style-name="Normal"><text:tab/>『爲什麽，從來沒有一個故事，從頭到尾都是幸福的呢？』2018年電影《後來的我們》女主角方小曉問道。</text:p>
      <text:p text:style-name="Normal"><text:tab/>『幸福的不是故事。』坐在書桌前的林見清邊畫畫邊說，『不幸才是。』</text:p>
      <text:p text:style-name="Normal"><text:tab/>『那我不想跟你之間發生什麽故事了。』</text:p>
      <text:p text:style-name="Normal"><text:tab/>可惜事與願違，他們的故事依然發展了，我們的也不例外。</text:p>
      <text:p text:style-name="Normal"><text:tab/>如果，當時的我們可以再勇敢一點，結局是否會不一樣？</text:p>
      <text:p text:style-name="Normal"><text:tab/>『好久不見。』你微笑著凝視我，小小揮手，一如既往。</text:p>
      <text:p text:style-name="Normal"><text:tab/>我目不轉睛地盯住你，熟悉又生疏的面孔，不禁使我聯想到香蕉介於不熟與熟之間的尷尬狀態，亦或半生熟雞蛋......我的思緒糾纏在一起的絨線般，也彷如我對你的情結，十年來尚未解開；就算剪斷了，其它之處仍然打結——我的肢體無法即時作出行動，你的出現彷彿拋向我心湖的石頭，小卻蕩漾起深遠的漣漪，久久無法平息......</text:p>
      <text:p text:style-name="Normal"><text:tab/>良久，我突然輕輕地笑了，輕得臉上幾乎毫無痕跡。你跟你的寵物一樣擁有黑洞般的眼珠呢，把我吸入了，便無法自拔，真是討厭。</text:p>
      <text:p text:style-name="Normal"><text:tab/>此刻，2019年電影《一吻定情》結尾的重逢情節正在上演：原湘琴與江直樹面對面站立，四目交接。她邊緊張不安地搓捏包包的肩帶，邊目視眼前曾在心裏跋涉萬厘的他，心再次不聽話地奔跑起來，屹蹬蹬、屹蹬蹬，馬疾跑般。她的心情五味雜陳，跟此刻他眼裡閃爍的錯綜複雜一樣呢，緊接著隱隱作痛，連她都無法忽視。完了，她，依舊無可救藥地喜歡他呢。『好久不見。』</text:p>
      <text:p text:style-name="Normal"><text:tab/>我低喃：</text:p>
      <text:p text:style-name="Normal"><text:tab/>『好久，不見。』</text:p>
      <text:p text:style-name="Normal"><text:tab/>呼呼——</text:p>
      <text:p text:style-name="Normal"><text:tab/>激光動力列車與風呼嘯擦過的聲音在耳中倏然放大，如同此刻我心跳動的聲音......</text:p>
      <text:p text:style-name="Normal"><text:tab/>原來，時間才不是無所不能。</text:p>
      <text:p text:style-name="Normal"><text:tab/>時間，並未撫平一切。</text:p>
      <text:p text:style-name="P1"><text:span text:style-name="T3">2-你的名字</text:span></text:p>
      <text:p text:style-name="Normal"/>
      <text:p text:style-name="Normal"><text:tab/>叮鈴鈴——</text:p>
      <text:p text:style-name="Normal"><text:tab/> Neko 西式咖啡館響起清脆的鈴聲，彷彿脖上挂著鈴鐺的貓咪正頂著圓腦袋搖擺搖擺走來——一位高頎的18歲少年經過玻璃門踏入100x150平方米寬的店內。</text:p>
      <text:p text:style-name="Normal"><text:tab/>『歡迎光臨。』站在磨豆機前用填壓器敲壓咖啡粉的她抬起頭，那是一張清秀的瓜子臉，兩瓣薄唇上珊瑚紅，抿出微笑，剎那彷若和風吹拂過陽光明媚的花園，向日葵輕輕舞身。『今天想點什麼呢？』</text:p>
      <text:p text:style-name="Normal"><text:tab/>『嗨。』他朝她揮一揮手，嘴角掛著靦腆的笑容，上面是引人矚目的挺鼻，在天花板懸垂的燈泡照射下微微泛光，『給我一份......奶油起司蛤蜊面，謝謝。』</text:p>
      <text:p text:style-name="Normal"><text:tab/>『再一杯溫水，對嗎？』</text:p>
      <text:p text:style-name="Normal"><text:tab/>『You’re right.』他眨一下眼，從那細縫鑽出調皮的意味深長。他遞給她一張百元鈔和一枚50元硬幣，『記憶超強。』</text:p>
      <text:p text:style-name="Normal"><text:tab/>她笑，這位一年來每週至少光顧一次的常客，有張堪比砂糖的嘴。</text:p>
      <text:p text:style-name="Normal"><text:tab/>他接過她遞來的發票，並未馬上找座位坐下，反而邁步到跟收銀台相反方向的『喵起來』，一個擺放樂器的小空間。他駐在一組爵士鼓前，彎腰從黑架上拿起電吉他：Yamaha 品牌 PAC600 系列，琴身主要以深褐虎紋楓木製成，在這家店老闆眼中似濃縮咖啡的顏色，所以當初才看上它吧。</text:p>
      <text:p text:style-name="Normal"><text:tab/>他修長的手指開始在弦上遊走，旋律由小聲漸入大聲，一聲重拍，進入歌曲主題——</text:p>
      <text:p text:style-name="Normal"><text:tab/>在擦拭玻璃杯的她會心一笑，蹲下來觸碰放在架上的手機的屏幕，兩個揚聲器立即從意式古典音樂切換至西方電音：『Do you need me，before I fade away...』</text:p>
      <text:p text:style-name="Normal"><text:tab/>深情又纏綿的歌聲似水汩汩流瀉而出，他訝異抬頭望去，水源出自落地窗旁6號桌女顧客的胭脂紅唇，一位17歲混血般的美少女：既五官秀麗、睫毛如小刷子扇動、清澈的眼眸透露文青，又眉毛濃黑、鼻子堅挺和皮膚灰土色，仿佛南亞美人冷艷而優雅。</text:p>
      <text:p text:style-name="Normal"><text:tab/>她眼角噙著欣賞，一邊用迷你掃帚清理磨豆機周邊散落的咖啡粉，一邊環顧四周確認無其他顧客，悄悄啟口哼起歌來。</text:p>
      <text:p text:style-name="Normal"><text:tab/>旋律從原先規律跳躍，逐漸緊湊在一起，氣氛被逼進高潮——</text:p>
      <text:p text:style-name="Normal"><text:tab/>『月亮，一起來嗨啊！』少女不知何時已離座奔過來，拉住她的手，一雙熱切的眼睛炯炯發光。</text:p>
      <text:p text:style-name="Normal"><text:tab/>她眉頭間夾起擔憂，神情猶疑不定，雖然體內血管興奮分子蠢蠢欲動，但是——</text:p>
      <text:p text:style-name="Normal"><text:tab/>『我相信老闆不會不高興的。他提供這個平台，肯定是要讓大家嗨啊！』聰明的少女一眼看透她的疑慮。</text:p>
      <text:p text:style-name="Normal"> <text:s text:c="4"/>胖喵說的好像有道理，老闆擁有海之遼闊思想......於是她被胖喵拉到距離他60厘米的前方——這是她首次如此近距離觀地看他演出。</text:p>
      <text:p text:style-name="Normal"><text:tab/>他光顧 Neko 咖啡館同時，也不時到『喵起來』這邊演奏電吉他，散發的音樂英氣似章魚八條腕的其中一條，常把店裡的女顧客吸過去跟他要社交軟體帳名，而她始終堅守崗位，默默讓他的音樂在耳朵裡流淌......</text:p>
      <text:p text:style-name="Normal"><text:tab/>『Hello, hello~』此時，他抬頭直視她，她淬不及防掉入那黑洞，『Nice to meet you, voice inside my head..』</text:p>
      <text:p text:style-name="Normal">他的映影占據她擴大的瞳孔。在她恍神那會兒，他闊步走來，他們的距離一下子縮短成45厘米。</text:p>
      <text:p text:style-name="Normal"><text:tab/>像是首次見面，他朝她伸出手：</text:p>
      <text:p text:style-name="Normal"><text:tab/> 『你好，我叫咖哩，你呢？』</text:p>
      <text:p text:style-name="Normal"><text:tab/>她甚至忘了笑，笑怎麽可以以料理為人名。她只是仰頭呆望那位高自己半顆頭的少年，尚未從突如其來的轉變回過神來。『你......好。』她握住那只寬大的手，掌心傳來一股暖流。『我叫......星月。』</text:p>
      <text:p text:style-name="Normal"/>
      <text:p text:style-name="P1"/>
      <text:p text:style-name="P1"><text:span text:style-name="T3">3-糾纏的絨線</text:span></text:p>
      <text:p text:style-name="Normal"><text:tab/></text:p>
      <text:p text:style-name="Normal"><text:tab/>星月挖起一勺小山高的抹茶粉，撒在散發裊裊熱氣的拿鐵咖啡上。</text:p>
      <text:p text:style-name="Normal"><text:tab/>『你的豆漿呢？』她收回投在店門口的目光，轉而疑惑地看向坐在6號桌苗條的胖喵，正帥氣又不失雅地翹著細腿，捏著吸管吸一口冰巧克力。『我看你剛剛盯著門口100次，一定是在等那位『一八零。』』</text:p>
      <text:p text:style-name="Normal"><text:tab/>她抑住差點溢出嘴邊的笑意：『才沒有！而且，人家叫咖哩啦！』在她嘴唇內側笑意在咕嚕咕嚕滾動，似沸騰的水，叫胖喵難以忽視，更難相信她的反駁，但是胖喵只哈哈哈爽朗一笑，為自己錯記人家名字而感到滑稽。『他長得不像咖哩，倒像竹竿，到底為什麼叫咖哩？』</text:p>
      <text:p text:style-name="Normal"><text:tab/>『你不胖也不是貓，可是你叫胖喵。』</text:p>
      <text:p text:style-name="Normal"><text:tab/>『對吼，你怎麼這麼聰明。』胖喵恍然大悟點頭，『所以，最近好像沒看到他？』</text:p>
      <text:p text:style-name="Normal"><text:tab/>『不知道。』她又朝門口看一眼，眼底升起失落。當晚的隔天，她受邀同他出席他朋友的聚餐分離後，已經兩週沒有他的消息：既沒有回她手機簡訊，也沒有光顧 N e k o 咖啡館——首次，他打破持續光顧的記錄。</text:p>
      <text:p text:style-name="Normal"/>
      <text:p text:style-name="Normal">----------</text:p>
      <text:p text:style-name="Normal"/>
      <text:p text:style-name="Normal"><text:tab/>『今天我請客。』胖喵停在一家韓餐店前的階梯上，準備摁開門時轉頭對身後的星月說道。</text:p>
      <text:p text:style-name="Normal"><text:tab/>星月受寵若驚：『可是......』</text:p>
      <text:p text:style-name="Normal"><text:tab/>『每次都你招待我。』胖喵擺擺手制止她說下去，踏入店內，她尾隨，一股異味撲鼻而來，兩人皺起鼻子挑位坐下。很快她們發覺異味散發自餐桌，沒有人想把手肘撐在那塊難以分辨顏色的餐布上，甚至手指頭碰到菜單頁面都嫌棄。</text:p>
      <text:p text:style-name="Normal"><text:tab/>『招待你是應該的。』她還想繼續剛才的話題。</text:p>
      <text:p text:style-name="Normal"><text:tab/>低頭翻閱菜單的胖喵都沒抬一下眼。『安撫你思念的小心臟。』</text:p>
      <text:p text:style-name="Normal"><text:tab/>咻——</text:p>
      <text:p text:style-name="Normal"><text:tab/>彷彿一箭貫穿聲帶，她登時無話可駁，兩頰泛紅。笑意偷偷蹦出胖喵嘴角。</text:p>
      <text:p text:style-name="Normal"><text:tab/>月亮在墨水般的夜空，似航行的小船，周圍星星彷若螢火蟲圍繞守護。</text:p>
      <text:p text:style-name="Normal"><text:tab/>好不容易吃完又臭又香的晚餐，她們踏出門口不約而同深吸幾口氣，清新空氣重新鑽入鼻孔，終於。她們一致把這家店列入『只能外帶』名單，便在T字路口分別。</text:p>
      <text:p text:style-name="Normal"><text:tab/> 她就住在 N e k o 咖啡館隔壁兩條路的公寓，對面是一片遼闊的大海。返家途中，她沿海一面哼著流行歌，一面觀察經過的跑步、散步或騎腳踏車的人們，風輕拂過臉，撥開她耳際後的髮絲，微笑在嘴角浮現。海，總是堪比藥、美食神奇的功效呢，這是她喜歡海的原因之一。很快，她就走到了公寓前的斑馬路線，如常朝咖啡館那裡望一眼，卻瞥見門口那高大身影，眼珠倏然撐大——</text:p>
      <text:p text:style-name="Normal"><text:tab/>此刻，握著釣魚竿的月亮拋出魚線，魚鉤上系著的餌是絨線某端，線的兩頭落在他們之間，輕輕擺動。</text:p>
      <text:p text:style-name="Normal"><text:tab/>她凝望著一步一步趨前，然後，伸手抓住線的一頭看他。</text:p>
      <text:p text:style-name="Normal"><text:tab/>他注視她。良久，他緩步走來，眼裡閃爍著遲疑，但還是慢慢伸出顫抖的手，也握住了線的另一頭，眼睛盯住她。</text:p>
      <text:p text:style-name="Normal"><text:tab/>一絲深不可測的笑意在月亮嘴邊浮現。它慢慢轉動卷線器，他們的線逐漸糾纏在一起。</text:p>
      <text:p text:style-name="Normal"/>
      <text:p text:style-name="P1"/>
      <text:p text:style-name="Normal"/>
      <text:p text:style-name="Normal"/>
      <text:p text:style-name="P1"/>
      <text:p text:style-name="Normal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